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A2D10B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.5cm" table:align="left" style:writing-mode="lr-tb"/>
    </style:style>
    <style:style style:name="Tabelle1.A" style:family="table-column">
      <style:table-column-properties style:column-width="2.245cm"/>
    </style:style>
    <style:style style:name="Tabelle1.B" style:family="table-column">
      <style:table-column-properties style:column-width="1.009cm"/>
    </style:style>
    <style:style style:name="Tabelle1.C" style:family="table-column">
      <style:table-column-properties style:column-width="8.244cm"/>
    </style:style>
    <style:style style:name="Tabelle1.D" style:family="table-column">
      <style:table-column-properties style:column-width="3cm"/>
    </style:style>
    <style:style style:name="Tabelle1.A1" style:family="table-cell">
      <style:table-cell-properties fo:padding="0.049cm" fo:border-left="0.75pt solid #000000" fo:border-right="none" fo:border-top="0.75pt solid #000000" fo:border-bottom="none" style:writing-mode="page"/>
    </style:style>
    <style:style style:name="Tabelle1.B1" style:family="table-cell">
      <style:table-cell-properties fo:padding="0.049cm" fo:border-left="none" fo:border-right="none" fo:border-top="0.75pt solid #000000" fo:border-bottom="none" style:writing-mode="page"/>
    </style:style>
    <style:style style:name="Tabelle1.E1" style:family="table-cell">
      <style:table-cell-properties fo:padding="0.049cm" fo:border-left="none" fo:border-right="0.75pt solid #000000" fo:border-top="0.75pt solid #000000" fo:border-bottom="none" style:writing-mode="page"/>
    </style:style>
    <style:style style:name="Tabelle1.A2" style:family="table-cell">
      <style:table-cell-properties fo:padding="0.049cm" fo:border-left="0.75pt solid #000000" fo:border-right="none" fo:border-top="none" fo:border-bottom="none" style:writing-mode="page"/>
    </style:style>
    <style:style style:name="Tabelle1.B2" style:family="table-cell">
      <style:table-cell-properties fo:padding="0.049cm" fo:border="none" style:writing-mode="page"/>
    </style:style>
    <style:style style:name="Tabelle1.E2" style:family="table-cell">
      <style:table-cell-properties fo:padding="0.049cm" fo:border-left="none" fo:border-right="0.75pt solid #000000" fo:border-top="none" fo:border-bottom="none" style:writing-mode="page"/>
    </style:style>
    <style:style style:name="Tabelle1.A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elle1.B4" style:family="table-cell">
      <style:table-cell-properties fo:padding="0.049cm" fo:border-left="none" fo:border-right="none" fo:border-top="none" fo:border-bottom="0.75pt solid #000000" style:writing-mode="page"/>
    </style:style>
    <style:style style:name="Tabelle1.E4" style:family="table-cell">
      <style:table-cell-properties fo:padding="0.049cm" fo:border-left="none" fo:border-right="0.75pt solid #000000" fo:border-top="none" fo:border-bottom="0.75pt solid #000000" style:writing-mode="page"/>
    </style:style>
    <style:style style:name="Tabelle1.E5" style:family="table-cell">
      <style:table-cell-properties fo:padding="0.049cm" fo:border-left="0.75pt solid #000000" fo:border-right="0.75pt solid #000000" fo:border-top="none" fo:border-bottom="none" style:writing-mode="page"/>
    </style:style>
    <style:style style:name="Tabelle1.E6" style:family="table-cell">
      <style:table-cell-properties fo:padding="0.049cm" fo:border-left="0.75pt solid #000000" fo:border-right="0.75pt solid #000000" fo:border-top="0.75pt solid #000000" fo:border-bottom="none" style:writing-mode="page"/>
    </style:style>
    <style:style style:name="P1" style:family="paragraph" style:parent-style-name="Standard">
      <style:paragraph-properties fo:margin-top="0cm" fo:margin-bottom="0.499cm" style:contextual-spacing="false" style:writing-mode="lr-tb">
        <style:tab-stops>
          <style:tab-stop style:position="2cm"/>
          <style:tab-stop style:position="10.021cm" style:type="right"/>
          <style:tab-stop style:position="13.032cm" style:type="right"/>
        </style:tab-stops>
      </style:paragraph-properties>
      <style:text-properties style:text-outline="false" style:text-line-through-style="none" style:text-line-through-type="none" style:font-name="Liberation Sans" fo:font-size="14pt" fo:font-style="normal" fo:text-shadow="none" style:text-underline-style="none" fo:font-weight="bold" officeooo:rsid="0015de1d" officeooo:paragraph-rsid="0015de1d" style:font-size-asian="14pt" style:font-style-asian="normal" style:font-weight-asian="bold" style:font-size-complex="14pt" style:font-weight-complex="bold" style:text-emphasize="none"/>
    </style:style>
    <style:style style:name="P2" style:family="paragraph" style:parent-style-name="Table_20_Contents">
      <style:text-properties style:font-name="Liberation Sans" fo:font-size="12pt" officeooo:rsid="0015de1d" officeooo:paragraph-rsid="0015de1d" style:font-size-asian="12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2pt" officeooo:rsid="0019cd98" officeooo:paragraph-rsid="0019cd98" style:font-size-asian="12pt"/>
    </style:style>
    <style:style style:name="P4" style:family="paragraph" style:parent-style-name="Table_20_Contents">
      <style:text-properties style:font-name="Liberation Sans" fo:font-size="12pt" style:font-size-asian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2pt" officeooo:rsid="0015de1d" officeooo:paragraph-rsid="0015de1d" style:font-size-asian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2pt" officeooo:rsid="00175988" officeooo:paragraph-rsid="00175988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5de1d" officeooo:paragraph-rsid="0015de1d" style:font-size-asian="12pt" style:font-weight-asian="bold" style:font-weight-complex="bold"/>
    </style:style>
    <style:style style:name="P8" style:family="paragraph" style:parent-style-name="Standard">
      <style:paragraph-properties fo:margin-top="0cm" fo:margin-bottom="3cm" style:contextual-spacing="false" style:writing-mode="lr-tb">
        <style:tab-stops>
          <style:tab-stop style:position="2cm"/>
          <style:tab-stop style:position="10.021cm" style:type="right"/>
          <style:tab-stop style:position="13.032cm" style:type="right"/>
        </style:tab-stops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e2c6" officeooo:paragraph-rsid="0018a710" style:font-size-asian="12pt" style:font-style-asian="normal" style:font-weight-asian="normal" style:text-emphasize="none"/>
    </style:style>
    <style:style style:name="P9" style:family="paragraph" style:parent-style-name="Standard">
      <style:paragraph-properties fo:margin-top="0cm" fo:margin-bottom="3cm" style:contextual-spacing="false" style:writing-mode="lr-tb">
        <style:tab-stops>
          <style:tab-stop style:position="2cm"/>
          <style:tab-stop style:position="10.021cm" style:type="right"/>
          <style:tab-stop style:position="13.032cm" style:type="right"/>
        </style:tab-stops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e2c6" officeooo:paragraph-rsid="001bcbd9" style:font-size-asian="12pt" style:font-style-asian="normal" style:font-weight-asian="normal" style:text-emphasize="none"/>
    </style:style>
    <style:style style:name="P10" style:family="paragraph" style:parent-style-name="Standard">
      <style:paragraph-properties fo:margin-top="0cm" fo:margin-bottom="3cm" style:contextual-spacing="false" style:writing-mode="lr-tb">
        <style:tab-stops>
          <style:tab-stop style:position="2cm"/>
          <style:tab-stop style:position="10.021cm" style:type="right"/>
          <style:tab-stop style:position="13.032cm" style:type="right"/>
        </style:tab-stops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e2c6" officeooo:paragraph-rsid="000dee35" style:font-size-asian="12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fo:font-family="'Lohit Devanagari'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Kasse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row>
          <table:table-cell table:style-name="Tabelle1.A1" office:value-type="string">
            <text:p text:style-name="P2"/>
          </table:table-cell>
          <table:table-cell table:style-name="Tabelle1.B1" office:value-type="string">
            <text:p text:style-name="P2"/>
          </table:table-cell>
          <table:table-cell table:style-name="Tabelle1.B1" office:value-type="string">
            <text:p text:style-name="P2"/>
          </table:table-cell>
          <table:table-cell table:style-name="Tabelle1.B1" office:value-type="string">
            <text:p text:style-name="P3">Vormonat:</text:p>
          </table:table-cell>
          <table:table-cell table:style-name="Tabelle1.E1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5">Einnahmen:</text:p>
          </table:table-cell>
          <table:table-cell table:style-name="Tabelle1.E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5">Ausgaben:</text:p>
          </table:table-cell>
          <table:table-cell table:style-name="Tabelle1.E2" office:value-type="string">
            <text:p text:style-name="P4"/>
          </table:table-cell>
        </table:table-row>
        <table:table-row>
          <table:table-cell table:style-name="Tabelle1.A4" office:value-type="string">
            <text:p text:style-name="P4"/>
          </table:table-cell>
          <table:table-cell table:style-name="Tabelle1.B4" office:value-type="string">
            <text:p text:style-name="P4"/>
          </table:table-cell>
          <table:table-cell table:style-name="Tabelle1.B4" office:value-type="string">
            <text:p text:style-name="P4"/>
          </table:table-cell>
          <table:table-cell table:style-name="Tabelle1.B4" office:value-type="string">
            <text:p text:style-name="P6">Stand:</text:p>
          </table:table-cell>
          <table:table-cell table:style-name="Tabelle1.E4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7">Beleg</text:p>
          </table:table-cell>
          <table:table-cell table:style-name="Tabelle1.A2" office:value-type="string">
            <text:p text:style-name="P7">Tag</text:p>
          </table:table-cell>
          <table:table-cell table:style-name="Tabelle1.A2" office:value-type="string">
            <text:p text:style-name="P7">Text</text:p>
          </table:table-cell>
          <table:table-cell table:style-name="Tabelle1.A2" office:value-type="string">
            <text:p text:style-name="P7">ein</text:p>
          </table:table-cell>
          <table:table-cell table:style-name="Tabelle1.E5" office:value-type="string">
            <text:p text:style-name="P7">aus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8" loext:marker-style-name="T1"><text:database-display text:table-name="Daten_sd" text:table-type="table" text:column-name="monat" text:database-name="w+j-ohg">1</text:database-display><text:database-display text:table-name="Daten_sd" text:table-type="table" text:column-name="tag" text:database-name="w+j-ohg">6</text:database-display></text:p>
          </table:table-cell>
          <table:table-cell table:style-name="Tabelle1.A1" office:value-type="string">
            <text:p text:style-name="P8" loext:marker-style-name="T1"><text:database-display text:table-name="Daten_sd" text:table-type="table" text:column-name="text" text:database-name="w+j-ohg">Tankquittung</text:database-display></text:p>
          </table:table-cell>
          <table:table-cell table:style-name="Tabelle1.A1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6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text:soft-page-break/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ext:soft-page-break/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ext:soft-page-break/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ext:soft-page-break/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ext:soft-page-break/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A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5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B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2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ext:soft-page-break/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B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2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B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2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2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B2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2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  <table:table-row>
          <table:table-cell table:style-name="Tabelle1.A4" office:value-type="string">
            <text:p text:style-name="P9" loext:marker-style-name="T1"><text:database-next text:table-name="Daten_sd" text:table-type="table" text:condition="ooow:TRUE" text:database-name="w+j-ohg"/></text:p>
          </table:table-cell>
          <table:table-cell table:style-name="Tabelle1.B4" office:value-type="string">
            <text:p text:style-name="P4"/>
          </table:table-cell>
          <table:table-cell table:style-name="Tabelle1.B4" office:value-type="string">
            <text:p text:style-name="P9" loext:marker-style-name="T1"><text:database-display text:table-name="Daten_sd" text:table-type="table" text:column-name="tag" text:database-name="w+j-ohg"/>.<text:database-display text:table-name="Daten_sd" text:table-type="table" text:column-name="monat" text:database-name="w+j-ohg"/>.</text:p>
          </table:table-cell>
          <table:table-cell table:style-name="Tabelle1.B4" office:value-type="string">
            <text:p text:style-name="P8" loext:marker-style-name="T1"><text:database-display text:table-name="Daten_sd" text:table-type="table" text:column-name="ein" text:database-name="w+j-ohg"/></text:p>
          </table:table-cell>
          <table:table-cell table:style-name="Tabelle1.E4" office:value-type="string">
            <text:p text:style-name="P8" loext:marker-style-name="T1"><text:database-display text:table-name="Daten_sd" text:table-type="table" text:column-name="aus" text:database-name="w+j-ohg">95,00</text:database-display></text:p>
          </table:table-cell>
        </table:table-row>
      </table:table>
      <text:p text:style-name="P10" loext:marker-style-name="T1"/>
      <text:p text:style-name="P10" loext:marker-style-name="T1"><text:soft-page-break/>Tag<text:tab/>Text<text:tab/>ein<text:tab/>aus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text:database-next text:table-name="Daten_sd" text:table-type="table" text:condition="ooow:TRUE" text:database-name="w+j-ohg"/><text:database-display text:table-name="Daten_sd" text:table-type="table" text:column-name="tag" text:database-name="w+j-ohg"/>.<text:database-display text:table-name="Daten_sd" text:table-type="table" text:column-name="monat" text:database-name="w+j-ohg"/>.<text:tab/><text:database-display text:table-name="Daten_sd" text:table-type="table" text:column-name="text" text:database-name="w+j-ohg"/><text:tab/><text:database-display text:table-name="Daten_sd" text:table-type="table" text:column-name="ein" text:database-name="w+j-ohg"/><text:tab/><text:database-display text:table-name="Daten_sd" text:table-type="table" text:column-name="aus" text:database-name="w+j-ohg"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3cm" style:contextual-spacing="false" style:writing-mode="lr-tb"/>
      <style:text-properties officeooo:paragraph-rsid="001405ae"/>
    </style:style>
    <style:style style:name="MT1" style:family="text">
      <style:text-properties style:text-outline="false" style:text-line-through-style="none" style:text-line-through-type="none" fo:font-family="'Lohit Devanagari'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MT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99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W+J-Ladenbau-OHG<text:line-break/>Hongkong-Macao-Straße 3<text:line-break/>64372 Ober-Ramstadt</text:span><draw:frame draw:style-name="Mfr1" draw:name="Bild1" text:anchor-type="char" svg:x="15.349cm" svg:y="0cm" svg:width="2.145cm" svg:height="1.926cm" draw:z-index="7"><draw:image xlink:href="Pictures/100000010000018900000161A2D10BE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00:52:51.142428232</meta:creation-date>
    <meta:generator>LibreOffice/25.2.1.2$Linux_X86_64 LibreOffice_project/d3abf4aee5fd705e4a92bba33a32f40bc4e56f49</meta:generator>
    <dc:date>2025-03-19T03:18:25.395297627</dc:date>
    <meta:editing-duration>PT1H37M48S</meta:editing-duration>
    <meta:editing-cycles>14</meta:editing-cycles>
    <meta:document-statistic meta:table-count="1" meta:image-count="1" meta:object-count="0" meta:page-count="8" meta:paragraph-count="66" meta:word-count="45" meta:character-count="272" meta:non-whitespace-character-count="267"/>
  </office:meta>
</office:document-meta>
</file>